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4f3" officeooo:paragraph-rsid="0020f4f3"/>
    </style:style>
    <style:style style:name="P2" style:family="paragraph" style:parent-style-name="Standard" style:list-style-name="L1">
      <style:text-properties officeooo:rsid="0020f4f3" officeooo:paragraph-rsid="0020f4f3"/>
    </style:style>
    <style:style style:name="P3" style:family="paragraph" style:parent-style-name="Standard" style:list-style-name="L1">
      <style:text-properties officeooo:paragraph-rsid="0020f4f3"/>
    </style:style>
    <style:style style:name="P4" style:family="paragraph" style:parent-style-name="Standard">
      <style:text-properties officeooo:rsid="00227d6f" officeooo:paragraph-rsid="00227d6f"/>
    </style:style>
    <style:style style:name="P5" style:family="paragraph" style:parent-style-name="Standard" style:list-style-name="L2">
      <style:text-properties officeooo:rsid="00227d6f" officeooo:paragraph-rsid="00227d6f"/>
    </style:style>
    <style:style style:name="P6" style:family="paragraph" style:parent-style-name="Standard" style:list-style-name="L2">
      <style:text-properties officeooo:rsid="002329fb" officeooo:paragraph-rsid="002329fb"/>
    </style:style>
    <style:style style:name="P7" style:family="paragraph" style:parent-style-name="Standard">
      <style:text-properties officeooo:rsid="002329fb" officeooo:paragraph-rsid="002329fb"/>
    </style:style>
    <style:style style:name="P8" style:family="paragraph" style:parent-style-name="Standard" style:list-style-name="L3">
      <style:text-properties officeooo:rsid="002329fb" officeooo:paragraph-rsid="002329fb"/>
    </style:style>
    <style:style style:name="P9" style:family="paragraph" style:parent-style-name="Standard">
      <style:text-properties officeooo:rsid="002329fb" officeooo:paragraph-rsid="00239de9"/>
    </style:style>
    <style:style style:name="P10" style:family="paragraph" style:parent-style-name="Standard" style:list-style-name="L2">
      <style:text-properties officeooo:paragraph-rsid="00227d6f"/>
    </style:style>
    <style:style style:name="P11" style:family="paragraph" style:parent-style-name="Standard" style:list-style-name="L4">
      <style:text-properties officeooo:paragraph-rsid="00239de9"/>
    </style:style>
    <style:style style:name="P12" style:family="paragraph" style:parent-style-name="Standard" style:list-style-name="L4">
      <style:text-properties officeooo:rsid="00239de9" officeooo:paragraph-rsid="00239de9"/>
    </style:style>
    <style:style style:name="P13" style:family="paragraph" style:parent-style-name="Standard">
      <style:text-properties officeooo:rsid="00239de9" officeooo:paragraph-rsid="00239de9"/>
    </style:style>
    <style:style style:name="P14" style:family="paragraph" style:parent-style-name="Standard" style:list-style-name="L5">
      <style:text-properties officeooo:rsid="00239de9" officeooo:paragraph-rsid="00239de9"/>
    </style:style>
    <style:style style:name="P15" style:family="paragraph" style:parent-style-name="Standard" style:list-style-name="L6">
      <style:text-properties officeooo:rsid="00239de9" officeooo:paragraph-rsid="00239de9"/>
    </style:style>
    <style:style style:name="T1" style:family="text">
      <style:text-properties officeooo:rsid="0020f4f3"/>
    </style:style>
    <style:style style:name="T2" style:family="text">
      <style:text-properties officeooo:rsid="00227d6f"/>
    </style:style>
    <style:style style:name="T3" style:family="text">
      <style:text-properties officeooo:rsid="002329fb"/>
    </style:style>
    <style:style style:name="T4" style:family="text">
      <style:text-properties officeooo:rsid="00239d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cran d’accueil </text:p>
      <text:p text:style-name="P1"><text:tab/>C’est le premier écran qui s’affiche lorsqu’on lance l’application. </text:p>
      <text:p text:style-name="P1"><text:tab/>Il contient : </text:p>
      <text:list xml:id="list1395730411" text:style-name="L1">
        <text:list-item>
          <text:p text:style-name="P3"><text:span text:style-name="T1">Une liste de pizza avec des informations telles que la photo,le nom de la pizza,la taille ainsi que le prix </text:span><text:span text:style-name="T2">qui lorsqu’on clique <text:s/>sur l’une des pizza nous conduit vers la page d’authentification.</text:span></text:p>
        </text:list-item>
        <text:list-item>
          <text:p text:style-name="P2">Un bouton de redirection vers la page d’authentification.</text:p>
        </text:list-item>
        <text:list-item>
          <text:p text:style-name="P2">Un bouton de redirection vers la page de création d’un compte pour les visiteurs ne possédant pas encore un compte.</text:p>
        </text:list-item>
      </text:list>
      <text:p text:style-name="P4"/>
      <text:p text:style-name="P4">L’écran d’authentification </text:p>
      <text:p text:style-name="P4"><text:tab/>Cet écran contient principalement un champs login et mot de passe permettant à l’utilisateur <text:tab/>de s’authentifier et en fonctions de ses droits accède à des fonctionnalités de l’application.</text:p>
      <text:p text:style-name="P4"><text:tab/>Il contient également un lien vers la page de création d’un compte</text:p>
      <text:p text:style-name="P4"/>
      <text:p text:style-name="P4">L’écran de création d’un compte</text:p>
      <text:p text:style-name="P4"><text:tab/>Cet écran collecte les informations personnelles du client.</text:p>
      <text:p text:style-name="P4"/>
      <text:p text:style-name="P4">L’écran d’affichage d’un profil client</text:p>
      <text:p text:style-name="P4"><text:tab/>Cet écran contient :</text:p>
      <text:list xml:id="list3690825892" text:style-name="L2">
        <text:list-item>
          <text:p text:style-name="P5">les informations du client</text:p>
        </text:list-item>
        <text:list-item>
          <text:p text:style-name="P10"><text:span text:style-name="T2">un lien de redirection vers la modification du profi</text:span><text:span text:style-name="T3">l</text:span></text:p>
        </text:list-item>
        <text:list-item>
          <text:p text:style-name="P5">un bouton lui permettant de supprimer son compte</text:p>
        </text:list-item>
        <text:list-item>
          <text:p text:style-name="P6">une liste des produits qu’il peut rajouter à son panier</text:p>
        </text:list-item>
        <text:list-item>
          <text:p text:style-name="P6">un onglet de redirection vers son panier</text:p>
        </text:list-item>
        <text:list-item>
          <text:p text:style-name="P5">un lien permettant de consulter l’historique de ses commandes passées.</text:p>
        </text:list-item>
      </text:list>
      <text:p text:style-name="P4"><text:tab/></text:p>
      <text:p text:style-name="P7">L’écran de modification d’un profil</text:p>
      <text:p text:style-name="P7"><text:tab/>Cet écran pourrait ressembler à l’écran de création d’un compte.</text:p>
      <text:p text:style-name="P7"><text:tab/>Cet écran permet à l’utilisateur de modifier ses informations personnelles.</text:p>
      <text:p text:style-name="P7"/>
      <text:p text:style-name="P7">L’écran d’affichage du panier</text:p>
      <text:p text:style-name="P7"><text:tab/>Cet écran contient :</text:p>
      <text:list xml:id="list1178834366" text:style-name="L3">
        <text:list-item>
          <text:p text:style-name="P8">la liste des produits ajoutés au panier par le client.</text:p>
        </text:list-item>
        <text:list-item>
          <text:p text:style-name="P8">un bouton de suppression du produit devant le produit.</text:p>
        </text:list-item>
        <text:list-item>
          <text:p text:style-name="P8">un bouton de validation de la commande.</text:p>
        </text:list-item>
      </text:list>
      <text:p text:style-name="P7"><text:tab/></text:p>
      <text:p text:style-name="P7">L’écran d’ajout d’un produit au stock côté <text:s/>admin</text:p>
      <text:p text:style-name="P7"><text:tab/>Cet écran permet de collecter les informations d’une pizza</text:p>
      <text:p text:style-name="P7"><text:tab/></text:p>
      <text:p text:style-name="P7">L’écran de modification d’un produit (pizza)</text:p>
      <text:p text:style-name="P7"><text:tab/>Cet écran permet de modifier les informations d’une pizza.</text:p>
      <text:p text:style-name="P7"/>
      <text:p text:style-name="P7">L’écran d’affichage de la liste de tous les produits côté admin</text:p>
      <text:p text:style-name="P9"><text:tab/>Cet écran contient : </text:p>
      <text:list xml:id="list4223344018" text:style-name="L4">
        <text:list-item>
          <text:p text:style-name="P11"><text:span text:style-name="T3">tous les produits en stocks <text:s/></text:span><text:span text:style-name="T4">avec leurs informations</text:span></text:p>
        </text:list-item>
        <text:list-item>
          <text:p text:style-name="P12">un bouton modifier devant chaque produit</text:p>
        </text:list-item>
        <text:list-item>
          <text:p text:style-name="P12">un bouton supprimer devant chaque produit</text:p>
        </text:list-item>
        <text:list-item>
          <text:p text:style-name="P12">un onglet de recherche d’un produit</text:p>
        </text:list-item>
        <text:list-item>
          <text:p text:style-name="P12">une redirection vers l’historique des commandes passés par tous les clients</text:p>
        </text:list-item>
      </text:list>
      <text:p text:style-name="P13"/>
      <text:p text:style-name="P13">L’écran de la consultation de la liste des clients <text:s/>côté administrateur</text:p>
      <text:p text:style-name="P13"><text:soft-page-break/><text:tab/>Cet écran contient :</text:p>
      <text:list xml:id="list1919570995" text:style-name="L5">
        <text:list-item>
          <text:p text:style-name="P14">les infos des clients</text:p>
        </text:list-item>
        <text:list-item>
          <text:p text:style-name="P14">une redirection vers l’historique des commandes du client</text:p>
        </text:list-item>
        <text:list-item>
          <text:p text:style-name="P14">un bouton de suppression du client.</text:p>
        </text:list-item>
        <text:list-item>
          <text:p text:style-name="P14">un bouton de modification du client.</text:p>
        </text:list-item>
      </text:list>
      <text:p text:style-name="P13"/>
      <text:p text:style-name="P13">L’écran d’affichage de l’historique des commandes</text:p>
      <text:p text:style-name="P13"><text:tab/>Cet écran contient </text:p>
      <text:list xml:id="list281802665" text:style-name="L6">
        <text:list-item>
          <text:p text:style-name="P15">une liste ordonnée de toutes les commandes passées par chaque client</text:p>
        </text:list-item>
        <text:list-item>
          <text:p text:style-name="P15">un onglet de recherche d’une ou des commande.s particulière.s <text:s/>(par date,par numéro de commande, par nom du client.</text:p>
        </text:list-item>
      </text:list>
      <text:p text:style-name="P13"/>
      <text:p text:style-name="P13">Plus loin</text:p>
      <text:p text:style-name="P13"><text:tab/>Faire une analyse de données des commandes par mois, par jour,…….</text:p>
      <text:p text:style-name="P13"/>
      <text:p text:style-name="P4"><text:tab/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9:12:08.650361639</meta:creation-date>
    <meta:generator>LibreOffice/6.4.7.2$Linux_X86_64 LibreOffice_project/40$Build-2</meta:generator>
    <dc:date>2022-03-11T20:46:14.063515113</dc:date>
    <meta:editing-duration>PT1H13M16S</meta:editing-duration>
    <meta:editing-cycles>2</meta:editing-cycles>
    <meta:document-statistic meta:table-count="0" meta:image-count="0" meta:object-count="0" meta:page-count="2" meta:paragraph-count="54" meta:word-count="443" meta:character-count="2701" meta:non-whitespace-character-count="2300"/>
  </office:meta>
</office:document-meta>
</file>